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Table_20_Contents">
      <style:text-properties fo:font-size="11pt" style:font-size-asian="11pt" style:font-size-complex="11pt"/>
    </style:style>
    <style:style style:name="P14" style:family="paragraph" style:parent-style-name="Frame_20_contents">
      <style:text-properties fo:color="#ffffff"/>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text-properties style:font-name="Courier 10 Pitch" fo:font-size="10pt" style:font-size-asian="10pt" style:font-size-complex="10pt"/>
    </style:style>
    <style:style style:name="P18" style:family="paragraph" style:parent-style-name="Text_20_body" style:list-style-name="L2"/>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0000" style:background-transparency="0%" fo:padding="0.0598in" fo:border="0.0071in solid #80000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3"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day/>
      <number:text> de </number:text>
      <number:month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text:tab/>Installation guide for beta-0.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8 Fernando Ipar</text:p>
      <text:p text:style-name="P3">Revision: <text:editing-cycles>103</text:editing-cycles></text:p>
      <text:p text:style-name="P3">Last update: <text:modification-date style:data-style-name="N75">Jun 15, 2008</text:modification-date></text:p>
      <text:h text:style-name="P11"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1"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6">MySQL, with internal replication configured between Master and Slave host. Development is currently tested on version 5 of the engine, but the code includes compatibility for versions 3.X and 4.X. </text:p>
        </text:list-item>
        <text:list-item>
          <text:p text:style-name="P16">The mysql and mysqladmin client binaries</text:p>
        </text:list-item>
        <text:list-item>
          <text:p text:style-name="P16">bash 2 or greater</text:p>
        </text:list-item>
        <text:list-item>
          <text:p text:style-name="P16">syslog</text:p>
        </text:list-item>
        <text:list-item>
          <text:p text:style-name="P16">perl</text:p>
        </text:list-item>
        <text:list-item>
          <text:p text:style-name="P16">gcc and make</text:p>
        </text:list-item>
        <text:list-item>
          <text:p text:style-name="P16">ssh</text:p>
        </text:list-item>
        <text:list-item>
          <text:p text:style-name="P16">usleep or bc</text:p>
        </text:list-item>
        <text:list-item>
          <text:p text:style-name="P16">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environment variable <text:span text:style-name="T2">HIGHBASE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to that directory and type: </text:p>
      <text:p text:style-name="P7">#&gt; tar xzvf fping*gz &amp;&amp; rm -f fping*gz &amp;&amp; cd fping* &amp;&amp; ./configure &amp;&amp; make &amp;&amp; make check &amp;&amp; make install &amp;&amp; make clean</text:p>
      <text:p text:style-name="Text_20_body"><text:soft-page-break/>This should run with no errors. </text:p>
      <text:h text:style-name="Heading_20_2" text:outline-level="2">fake</text:h>
      <text:p text:style-name="Text_20_body">Change directory to extern/ again, and type: </text:p>
      <text:p text:style-name="P7">#&gt; <text:tab/></text:p>
      <text:p text:style-name="Text_20_body">Once again, this should run with no errors. </text:p>
      <text:h text:style-name="Heading_20_2" text:outline-level="2">mysql.monitor</text:h>
      <text:p text:style-name="Text_20_body">Jeff Buchbinder contributed many things to the source tree (like removing all references to the name mysql-ha), including a new version of the MySQL monitoring routine written in C, with improved performance. </text:p>
      <text:p text:style-name="Text_20_body">Both the slave and master routine expect this program to be installed at <text:span text:style-name="T2">$HIGHBASE_HOME</text:span>, so in order to do this, just: </text:p>
      <text:p text:style-name="P17">#&gt; cd src/mysql-monitor; make; cp mysql-monitor $HIGHBASE_HOME; cd ../..</text:p>
      <text:p text:style-name="P17"><draw:frame draw:style-name="fr1" draw:name="Frame3" text:anchor-type="paragraph" svg:x="2.3102in" svg:y="0.0874in" svg:width="4.239in" draw:z-index="2"><draw:text-box fo:min-height="0.9571in"><text:p text:style-name="P14">NOTE: In order to build the C monitor, you'll need to install MySQL's C libraries for your systems. In Red Hat based systems, theses are usually called mysql-devel. In Ubuntu, these are called libmysqlclient15-dev</text:p></draw:text-box></draw:frame></text:p>
      <text:p text:style-name="Text_20_body"/>
      <text:p text:style-name="Text_20_body"/>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3">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3">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3">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3">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3">The MySQL user used for service <text:soft-page-break/>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3">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3">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3">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3">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3">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3">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3">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3">Amount of time we wait before checking after running mysql_kill. </text:p>
            <text:p text:style-name="P13">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3">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3">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3">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3">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3">This is used on the takeover, and it's the amount of time we wait after issuing a <text:soft-page-break/>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3">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3">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3">The email address where to send notifications</text:p>
          </table:table-cell>
          <table:table-cell table:style-name="Parameters.C2" office:value-type="string">
            <text:p text:style-name="Table_20_Contents">root@łocalhost</text:p>
          </table:table-cell>
        </table:table-row>
      </table:table>
      <text:p text:style-name="Text_20_body"/>
      <text:h text:style-name="P12"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HIGHBASE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highbase in our systems and it's a nice name for coherence. You must create a file named 'ssh_user' under the HIGHBASE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highbase or another unprivileged account, su – to that account before issuing this commands</text:p></text:note-body></text:note>: </text:p>
      <text:p text:style-name="Text_20_body">#&gt; ssh-keygen -t dsa</text:p>
      <text:p text:style-name="Text_20_body"><draw:frame draw:style-name="fr2" draw:name="Frame1" text:anchor-type="paragraph" svg:x="0.1236in" svg:y="0.2839in" svg:width="5.6626in" draw:z-index="0"><draw:text-box fo:min-height="0.4335in"><text:p text:style-name="P14">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HOME/.ssh/id_dsa.pub</text:span> file to the other node, and add it to the $HOME/.ssh/authorized_keys file, where $HOME is the cluster user (root, highbase or the user you chose) home directory. </text:p>
      <text:p text:style-name="Text_20_body"><text:soft-page-break/>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HIGHBASE_HOME called sudo_prefix with the text 'sudo ' (<text:span text:style-name="T2">that's WITH A SPACE after the last letter</text:span>). </text:p>
      <text:p text:style-name="P5">Finally, modify /etc/sudoers by adding a line similar to the following: </text:p>
      <text:p text:style-name="P5"><draw:frame draw:style-name="fr3" draw:name="Frame2" text:anchor-type="paragraph" svg:x="0.1689in" svg:y="0.0492in" svg:width="6.4547in" draw:z-index="1"><draw:text-box fo:min-height="0.6457in"><text:p text:style-name="P5">highbase <text:s text:c="2"/>ALL=NOPASSWD:/usr/local/sbin/fping, /sbin/fuser, /bin/ps, /bin/kill, /etc/init.d/mysqld, /sbin/shutdown, /usr/bin/fake, /sbin/ifconfig</text:p></draw:text-box></draw:frame>To obtain these path names, <text:span text:style-name="T2">cd to $HIGHBASE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dev.mysql.com/doc/refman/5.0/en/replication.html">http://dev.mysql.com/doc/refman/5.0/en/replication.html</text:a></text:p>
      <text:p text:style-name="Text_20_body"/>
      <text:h text:style-name="Heading_20_1" text:outline-level="1">Configure MySQL access</text:h>
      <text:p text:style-name="Text_20_body">In order to check the service health, highbase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text:soft-page-break/>'&lt;PASSWORD&gt;' is <text:span text:style-name="T2">MYSQL_PASSWORD</text:span>. </text:p>
      <text:h text:style-name="Heading_20_1" text:outline-level="1">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HIGHBASE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HIGHBASE_HOME while we work it out. </text:p>
      <text:p text:style-name="Text_20_body"/>
      <text:p text:style-name="Text_20_body"/>
      <text:h text:style-name="Heading_20_1" text:outline-level="1">Run the cluster</text:h>
      <text:p text:style-name="Text_20_body"/>
      <text:list text:style-name="L2">
        <text:list-item>
          <text:p text:style-name="P18">Start highbase on the master node, by either: </text:p>
          <text:list>
            <text:list-item>
              <text:p text:style-name="P18">service highbase start (in redhat/fedora)</text:p>
            </text:list-item>
            <text:list-item>
              <text:p text:style-name="P18">/usr/highbase/configurator.sh (better for testing, since you'll be hooked up to the output</text:p>
            </text:list-item>
          </text:list>
        </text:list-item>
        <text:list-item>
          <text:p text:style-name="P18">Start highbase on the slave node. </text:p>
          <text:list>
            <text:list-header>
              <text:p text:style-name="P18"/>
            </text:list-header>
          </text:list>
        </text:list-item>
      </text:list>
      <text:p text:style-name="P15"><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Fernando Ipar</meta:initial-creator>
    <meta:creation-date>2006-10-31T22:07:40</meta:creation-date>
    <dc:creator>Fernando Ipar</dc:creator>
    <dc:date>2008-06-15T16:47:00</dc:date>
    <dc:language>en-US</dc:language>
    <meta:editing-cycles>103</meta:editing-cycles>
    <meta:editing-duration>P2DT12H41M28S</meta:editing-duration>
    <meta:user-defined meta:name="Info 1"/>
    <meta:user-defined meta:name="Info 2"/>
    <meta:user-defined meta:name="Info 3"/>
    <meta:user-defined meta:name="Info 4"/>
    <meta:document-statistic meta:table-count="1" meta:image-count="0" meta:object-count="0" meta:page-count="9" meta:paragraph-count="169" meta:word-count="1814" meta:character-count="10801"/>
  </office:meta>
</office:document-meta>
</file>